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677cm" svg:height="10.545cm" svg:x="8.703cm" svg:y="0.106cm">
            <draw:object draw:notify-on-update-of-ranges="Sheet1.A6:Sheet1.A6 Sheet1.A7:Sheet1.A26 Sheet1.B6:Sheet1.B6 Sheet1.B7:Sheet1.B26 Sheet1.C6:Sheet1.C6 Sheet1.C7:Sheet1.C26 Sheet1.D6:Sheet1.D6 Sheet1.D7:Sheet1.D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netic Algorithm 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ed on:</text:p>
          </table:table-cell>
          <table:table-cell table:style-name="ce1" office:value-type="string" calcext:value-type="string">
            <text:p>06/09/14</text:p>
          </table:table-cell>
          <table:table-cell office:value-type="string" calcext:value-type="string">
            <text:p>at:</text:p>
          </table:table-cell>
          <table:table-cell table:style-name="ce1" office:value-type="string" calcext:value-type="string">
            <text:p>20:07:02</text:p>
          </table:table-cell>
        </table:table-row>
        <table:table-row table:style-name="ro1">
          <table:table-cell office:value-type="string" calcext:value-type="string">
            <text:p>Cross-Over chance: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Mutation chance: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Iteration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porting each:</text:p>
          </table:table-cell>
          <table:table-cell office:value-type="string" calcext:value-type="string">
            <text:p>1 iteratio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Obj. Max</text:p>
          </table:table-cell>
          <table:table-cell office:value-type="string" calcext:value-type="string">
            <text:p>Obj. Min</text:p>
          </table:table-cell>
          <table:table-cell office:value-type="string" calcext:value-type="string">
            <text:p>Obj.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057935" calcext:value-type="float">
            <text:p>0.802057935</text:p>
          </table:table-cell>
          <table:table-cell office:value-type="float" office:value="0.001157548" calcext:value-type="float">
            <text:p>0.001157548</text:p>
          </table:table-cell>
          <table:table-cell office:value-type="float" office:value="0.3318292596" calcext:value-type="float">
            <text:p>0.3318292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2352429" calcext:value-type="float">
            <text:p>0.802352429</text:p>
          </table:table-cell>
          <table:table-cell office:value-type="float" office:value="0.448781009" calcext:value-type="float">
            <text:p>0.448781009</text:p>
          </table:table-cell>
          <table:table-cell office:value-type="float" office:value="0.6728897691" calcext:value-type="float">
            <text:p>0.6728897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2352429" calcext:value-type="float">
            <text:p>0.802352429</text:p>
          </table:table-cell>
          <table:table-cell office:value-type="float" office:value="0.448781009" calcext:value-type="float">
            <text:p>0.448781009</text:p>
          </table:table-cell>
          <table:table-cell office:value-type="float" office:value="0.7160945097" calcext:value-type="float">
            <text:p>0.71609450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2352429" calcext:value-type="float">
            <text:p>0.802352429</text:p>
          </table:table-cell>
          <table:table-cell office:value-type="float" office:value="0.619284176" calcext:value-type="float">
            <text:p>0.619284176</text:p>
          </table:table-cell>
          <table:table-cell office:value-type="float" office:value="0.7160849261" calcext:value-type="float">
            <text:p>0.71608492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2352429" calcext:value-type="float">
            <text:p>0.802352429</text:p>
          </table:table-cell>
          <table:table-cell office:value-type="float" office:value="0.619284161" calcext:value-type="float">
            <text:p>0.619284161</text:p>
          </table:table-cell>
          <table:table-cell office:value-type="float" office:value="0.7070753053" calcext:value-type="float">
            <text:p>0.7070753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2352429" calcext:value-type="float">
            <text:p>0.802352429</text:p>
          </table:table-cell>
          <table:table-cell office:value-type="float" office:value="0.619284176" calcext:value-type="float">
            <text:p>0.619284176</text:p>
          </table:table-cell>
          <table:table-cell office:value-type="float" office:value="0.7243241453" calcext:value-type="float">
            <text:p>0.72432414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2297758" calcext:value-type="float">
            <text:p>0.802297758</text:p>
          </table:table-cell>
          <table:table-cell office:value-type="float" office:value="0.619332208" calcext:value-type="float">
            <text:p>0.619332208</text:p>
          </table:table-cell>
          <table:table-cell office:value-type="float" office:value="0.7151543643" calcext:value-type="float">
            <text:p>0.71515436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21817943" calcext:value-type="float">
            <text:p>0.721817943</text:p>
          </table:table-cell>
          <table:table-cell office:value-type="float" office:value="0.619332208" calcext:value-type="float">
            <text:p>0.619332208</text:p>
          </table:table-cell>
          <table:table-cell office:value-type="float" office:value="0.7048748535" calcext:value-type="float">
            <text:p>0.70487485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23893649" calcext:value-type="float">
            <text:p>0.723893649</text:p>
          </table:table-cell>
          <table:table-cell office:value-type="float" office:value="0.708603999" calcext:value-type="float">
            <text:p>0.708603999</text:p>
          </table:table-cell>
          <table:table-cell office:value-type="float" office:value="0.7151254013" calcext:value-type="float">
            <text:p>0.7151254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3893649" calcext:value-type="float">
            <text:p>0.723893649</text:p>
          </table:table-cell>
          <table:table-cell office:value-type="float" office:value="0.710660012" calcext:value-type="float">
            <text:p>0.710660012</text:p>
          </table:table-cell>
          <table:table-cell office:value-type="float" office:value="0.7130995402" calcext:value-type="float">
            <text:p>0.71309954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3893649" calcext:value-type="float">
            <text:p>0.723893649</text:p>
          </table:table-cell>
          <table:table-cell office:value-type="float" office:value="0.710660012" calcext:value-type="float">
            <text:p>0.710660012</text:p>
          </table:table-cell>
          <table:table-cell office:value-type="float" office:value="0.711983809" calcext:value-type="float">
            <text:p>0.7119838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0660631" calcext:value-type="float">
            <text:p>0.710660631</text:p>
          </table:table-cell>
          <table:table-cell office:value-type="float" office:value="0.710660015" calcext:value-type="float">
            <text:p>0.710660015</text:p>
          </table:table-cell>
          <table:table-cell office:value-type="float" office:value="0.710660456" calcext:value-type="float">
            <text:p>0.7106604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0660631" calcext:value-type="float">
            <text:p>0.710660631</text:p>
          </table:table-cell>
          <table:table-cell office:value-type="float" office:value="0.710557729" calcext:value-type="float">
            <text:p>0.710557729</text:p>
          </table:table-cell>
          <table:table-cell office:value-type="float" office:value="0.710650156" calcext:value-type="float">
            <text:p>0.710650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10660631" calcext:value-type="float">
            <text:p>0.710660631</text:p>
          </table:table-cell>
          <table:table-cell office:value-type="float" office:value="0.710660015" calcext:value-type="float">
            <text:p>0.710660015</text:p>
          </table:table-cell>
          <table:table-cell office:value-type="float" office:value="0.710660323" calcext:value-type="float">
            <text:p>0.7106603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1483502" calcext:value-type="float">
            <text:p>0.711483502</text:p>
          </table:table-cell>
          <table:table-cell office:value-type="float" office:value="0.710660015" calcext:value-type="float">
            <text:p>0.710660015</text:p>
          </table:table-cell>
          <table:table-cell office:value-type="float" office:value="0.7107426101" calcext:value-type="float">
            <text:p>0.7107426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1483502" calcext:value-type="float">
            <text:p>0.711483502</text:p>
          </table:table-cell>
          <table:table-cell office:value-type="float" office:value="0.710659827" calcext:value-type="float">
            <text:p>0.710659827</text:p>
          </table:table-cell>
          <table:table-cell office:value-type="float" office:value="0.7107426202" calcext:value-type="float">
            <text:p>0.71074262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1483502" calcext:value-type="float">
            <text:p>0.711483502</text:p>
          </table:table-cell>
          <table:table-cell office:value-type="float" office:value="0.710660009" calcext:value-type="float">
            <text:p>0.710660009</text:p>
          </table:table-cell>
          <table:table-cell office:value-type="float" office:value="0.7107426196" calcext:value-type="float">
            <text:p>0.71074261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11484118" calcext:value-type="float">
            <text:p>0.711484118</text:p>
          </table:table-cell>
          <table:table-cell office:value-type="float" office:value="0.710660015" calcext:value-type="float">
            <text:p>0.710660015</text:p>
          </table:table-cell>
          <table:table-cell office:value-type="float" office:value="0.7108249275" calcext:value-type="float">
            <text:p>0.7108249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11483502" calcext:value-type="float">
            <text:p>0.711483502</text:p>
          </table:table-cell>
          <table:table-cell office:value-type="float" office:value="0.710659827" calcext:value-type="float">
            <text:p>0.710659827</text:p>
          </table:table-cell>
          <table:table-cell office:value-type="float" office:value="0.7107425272" calcext:value-type="float">
            <text:p>0.71074252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11483314" calcext:value-type="float">
            <text:p>0.711483314</text:p>
          </table:table-cell>
          <table:table-cell office:value-type="float" office:value="0.117653523" calcext:value-type="float">
            <text:p>0.117653523</text:p>
          </table:table-cell>
          <table:table-cell office:value-type="float" office:value="0.6514417147" calcext:value-type="float">
            <text:p>0.6514417147</text:p>
          </table:table-cell>
        </table:table-row>
        <table:table-row table:style-name="ro1">
          <table:table-cell office:value-type="string" calcext:value-type="string">
            <text:p>Best Chromosome:</text:p>
          </table:table-cell>
          <table:table-cell office:value-type="float" office:value="1.11001010100111E+029" calcext:value-type="float">
            <text:p>1.11001010100111E+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mal Value:</text:p>
          </table:table-cell>
          <table:table-cell office:value-type="float" office:value="961794868" calcext:value-type="float">
            <text:p>961794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tive:</text:p>
          </table:table-cell>
          <table:table-cell office:value-type="string" calcext:value-type="string">
            <text:p>0.802352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: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ed on:</text:p>
          </table:table-cell>
          <table:table-cell table:style-name="ce1" office:value-type="string" calcext:value-type="string">
            <text:p>06/09/14</text:p>
          </table:table-cell>
          <table:table-cell office:value-type="string" calcext:value-type="string">
            <text:p>at:</text:p>
          </table:table-cell>
          <table:table-cell table:style-name="ce1" office:value-type="string" calcext:value-type="string">
            <text:p>20:07: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9T20:45:24.655984225</dc:date>
    <dc:creator>demo </dc:creator>
    <meta:document-statistic meta:table-count="1" meta:cell-count="109" meta:object-count="1"/>
    <meta:generator>LibreOffice/4.2.3.3$Linux_x86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78cm" svg:height="10.546cm" xlink:href=".." xlink:type="simple" chart:class="chart:line" chart:style-name="ch1">
        <chart:title svg:x="10.324cm" svg:y="0.346cm" chart:style-name="ch2">
          <text:p>Algoritmo Canónico</text:p>
        </chart:title>
        <chart:subtitle svg:x="11.052cm" svg:y="1.361cm" chart:style-name="ch3">
          <text:p>20 Iteraciones</text:p>
        </chart:subtitle>
        <chart:legend chart:legend-position="end" svg:x="21.932cm" svg:y="4.476cm" style:legend-expansion="high" chart:style-name="ch4"/>
        <chart:plot-area chart:style-name="ch5" table:cell-range-address="Sheet1.A6:Sheet1.D26" chart:data-source-has-labels="both" svg:x="1.504cm" svg:y="2.49cm" svg:width="19.442cm" svg:height="6.865cm">
          <chartooo:coordinate-region svg:x="2.231cm" svg:y="2.69cm" svg:width="18.529cm" svg:height="6.018cm"/>
          <chart:axis chart:dimension="x" chart:name="primary-x" chart:style-name="ch6" chartooo:axis-type="auto">
            <chartooo:date-scale/>
            <chart:title svg:x="10.427cm" svg:y="9.565cm" chart:style-name="ch7">
              <text:p>Pobración</text:p>
            </chart:title>
            <chart:categories table:cell-range-address="Sheet1.A7:Sheet1.A26"/>
          </chart:axis>
          <chart:axis chart:dimension="y" chart:name="primary-y" chart:style-name="ch6">
            <chart:title svg:x="0.451cm" svg:y="6.522cm" chart:style-name="ch8">
              <text:p>Valores</text:p>
            </chart:title>
            <chart:grid chart:style-name="ch9" chart:class="major"/>
          </chart:axis>
          <chart:series chart:style-name="ch10" chart:values-cell-range-address="Sheet1.B7:Sheet1.B26" chart:label-cell-address="Sheet1.B6:Sheet1.B6" chart:class="chart:line">
            <chart:data-point chart:repeated="20"/>
          </chart:series>
          <chart:series chart:style-name="ch11" chart:values-cell-range-address="Sheet1.C7:Sheet1.C26" chart:label-cell-address="Sheet1.C6:Sheet1.C6" chart:class="chart:line">
            <chart:data-point chart:repeated="20"/>
          </chart:series>
          <chart:series chart:style-name="ch12" chart:values-cell-range-address="Sheet1.D7:Sheet1.D26" chart:label-cell-address="Sheet1.D6:Sheet1.D6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. Max</text:p>
                <draw:g>
                  <svg:desc>Sheet1.B6:Sheet1.B6</svg:desc>
                </draw:g>
              </table:table-cell>
              <table:table-cell office:value-type="string">
                <text:p>Obj. Min</text:p>
                <draw:g>
                  <svg:desc>Sheet1.C6:Sheet1.C6</svg:desc>
                </draw:g>
              </table:table-cell>
              <table:table-cell office:value-type="string">
                <text:p>Obj. Avg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:Sheet1.A26</svg:desc>
                </draw:g>
              </table:table-cell>
              <table:table-cell office:value-type="float" office:value="0.802057935">
                <text:p>0.802057935</text:p>
                <draw:g>
                  <svg:desc>Sheet1.B7:Sheet1.B26</svg:desc>
                </draw:g>
              </table:table-cell>
              <table:table-cell office:value-type="float" office:value="0.001157548">
                <text:p>0.001157548</text:p>
                <draw:g>
                  <svg:desc>Sheet1.C7:Sheet1.C26</svg:desc>
                </draw:g>
              </table:table-cell>
              <table:table-cell office:value-type="float" office:value="0.3318292596">
                <text:p>0.3318292596</text:p>
                <draw:g>
                  <svg:desc>Sheet1.D7:Sheet1.D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802352429">
                <text:p>0.802352429</text:p>
              </table:table-cell>
              <table:table-cell office:value-type="float" office:value="0.448781009">
                <text:p>0.448781009</text:p>
              </table:table-cell>
              <table:table-cell office:value-type="float" office:value="0.6728897691">
                <text:p>0.67288976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02352429">
                <text:p>0.802352429</text:p>
              </table:table-cell>
              <table:table-cell office:value-type="float" office:value="0.448781009">
                <text:p>0.448781009</text:p>
              </table:table-cell>
              <table:table-cell office:value-type="float" office:value="0.7160945097">
                <text:p>0.716094509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02352429">
                <text:p>0.802352429</text:p>
              </table:table-cell>
              <table:table-cell office:value-type="float" office:value="0.619284176">
                <text:p>0.619284176</text:p>
              </table:table-cell>
              <table:table-cell office:value-type="float" office:value="0.7160849261">
                <text:p>0.71608492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02352429">
                <text:p>0.802352429</text:p>
              </table:table-cell>
              <table:table-cell office:value-type="float" office:value="0.619284161">
                <text:p>0.619284161</text:p>
              </table:table-cell>
              <table:table-cell office:value-type="float" office:value="0.7070753053">
                <text:p>0.70707530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02352429">
                <text:p>0.802352429</text:p>
              </table:table-cell>
              <table:table-cell office:value-type="float" office:value="0.619284176">
                <text:p>0.619284176</text:p>
              </table:table-cell>
              <table:table-cell office:value-type="float" office:value="0.7243241453">
                <text:p>0.724324145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02297758">
                <text:p>0.802297758</text:p>
              </table:table-cell>
              <table:table-cell office:value-type="float" office:value="0.619332208">
                <text:p>0.619332208</text:p>
              </table:table-cell>
              <table:table-cell office:value-type="float" office:value="0.7151543643">
                <text:p>0.71515436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21817943">
                <text:p>0.721817943</text:p>
              </table:table-cell>
              <table:table-cell office:value-type="float" office:value="0.619332208">
                <text:p>0.619332208</text:p>
              </table:table-cell>
              <table:table-cell office:value-type="float" office:value="0.7048748535">
                <text:p>0.70487485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23893649">
                <text:p>0.723893649</text:p>
              </table:table-cell>
              <table:table-cell office:value-type="float" office:value="0.708603999">
                <text:p>0.708603999</text:p>
              </table:table-cell>
              <table:table-cell office:value-type="float" office:value="0.7151254013">
                <text:p>0.71512540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23893649">
                <text:p>0.723893649</text:p>
              </table:table-cell>
              <table:table-cell office:value-type="float" office:value="0.710660012">
                <text:p>0.710660012</text:p>
              </table:table-cell>
              <table:table-cell office:value-type="float" office:value="0.7130995402">
                <text:p>0.71309954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23893649">
                <text:p>0.723893649</text:p>
              </table:table-cell>
              <table:table-cell office:value-type="float" office:value="0.710660012">
                <text:p>0.710660012</text:p>
              </table:table-cell>
              <table:table-cell office:value-type="float" office:value="0.711983809">
                <text:p>0.71198380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710660631">
                <text:p>0.710660631</text:p>
              </table:table-cell>
              <table:table-cell office:value-type="float" office:value="0.710660015">
                <text:p>0.710660015</text:p>
              </table:table-cell>
              <table:table-cell office:value-type="float" office:value="0.710660456">
                <text:p>0.7106604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710660631">
                <text:p>0.710660631</text:p>
              </table:table-cell>
              <table:table-cell office:value-type="float" office:value="0.710557729">
                <text:p>0.710557729</text:p>
              </table:table-cell>
              <table:table-cell office:value-type="float" office:value="0.710650156">
                <text:p>0.71065015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710660631">
                <text:p>0.710660631</text:p>
              </table:table-cell>
              <table:table-cell office:value-type="float" office:value="0.710660015">
                <text:p>0.710660015</text:p>
              </table:table-cell>
              <table:table-cell office:value-type="float" office:value="0.710660323">
                <text:p>0.7106603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711483502">
                <text:p>0.711483502</text:p>
              </table:table-cell>
              <table:table-cell office:value-type="float" office:value="0.710660015">
                <text:p>0.710660015</text:p>
              </table:table-cell>
              <table:table-cell office:value-type="float" office:value="0.7107426101">
                <text:p>0.710742610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11483502">
                <text:p>0.711483502</text:p>
              </table:table-cell>
              <table:table-cell office:value-type="float" office:value="0.710659827">
                <text:p>0.710659827</text:p>
              </table:table-cell>
              <table:table-cell office:value-type="float" office:value="0.7107426202">
                <text:p>0.71074262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11483502">
                <text:p>0.711483502</text:p>
              </table:table-cell>
              <table:table-cell office:value-type="float" office:value="0.710660009">
                <text:p>0.710660009</text:p>
              </table:table-cell>
              <table:table-cell office:value-type="float" office:value="0.7107426196">
                <text:p>0.71074261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11484118">
                <text:p>0.711484118</text:p>
              </table:table-cell>
              <table:table-cell office:value-type="float" office:value="0.710660015">
                <text:p>0.710660015</text:p>
              </table:table-cell>
              <table:table-cell office:value-type="float" office:value="0.7108249275">
                <text:p>0.71082492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11483502">
                <text:p>0.711483502</text:p>
              </table:table-cell>
              <table:table-cell office:value-type="float" office:value="0.710659827">
                <text:p>0.710659827</text:p>
              </table:table-cell>
              <table:table-cell office:value-type="float" office:value="0.7107425272">
                <text:p>0.710742527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11483314">
                <text:p>0.711483314</text:p>
              </table:table-cell>
              <table:table-cell office:value-type="float" office:value="0.117653523">
                <text:p>0.117653523</text:p>
              </table:table-cell>
              <table:table-cell office:value-type="float" office:value="0.6514417147">
                <text:p>0.6514417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